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9.5cm" svg:y1="15.5cm" svg:x2="5.5cm" svg:y2="15.5cm">
          <text:p/>
        </draw:line>
        <draw:line draw:style-name="gr1" draw:text-style-name="P1" draw:layer="layout" svg:x1="5.5cm" svg:y1="9cm" svg:x2="5.5cm" svg:y2="15.5cm">
          <text:p/>
        </draw:line>
        <draw:line draw:style-name="gr1" draw:text-style-name="P1" draw:layer="layout" svg:x1="5.5cm" svg:y1="9cm" svg:x2="19.5cm" svg:y2="15.5cm">
          <text:p/>
        </draw:line>
        <draw:line draw:style-name="gr1" draw:text-style-name="P1" draw:layer="layout" svg:x1="5.5cm" svg:y1="15.5cm" svg:x2="12cm" svg:y2="12cm">
          <text:p/>
        </draw:line>
        <draw:frame draw:style-name="gr2" draw:layer="layout" svg:width="13.259cm" svg:height="1.675cm" svg:x="5cm" svg:y="3.94cm">
          <draw:text-box>
            <text:p>已知▲ABC是直角三角形，D是斜边AC的中点。</text:p>
            <text:p>证明：BD = AC / 2</text:p>
          </draw:text-box>
        </draw:frame>
        <draw:frame draw:style-name="gr2" draw:layer="layout" svg:width="0.925cm" svg:height="0.963cm" svg:x="4.939cm" svg:y="8cm">
          <draw:text-box>
            <text:p>A</text:p>
          </draw:text-box>
        </draw:frame>
        <draw:frame draw:style-name="gr2" draw:layer="layout" svg:width="0.925cm" svg:height="0.963cm" svg:x="4.7cm" svg:y="15.7cm">
          <draw:text-box>
            <text:p>B</text:p>
          </draw:text-box>
        </draw:frame>
        <draw:frame draw:style-name="gr2" draw:layer="layout" svg:width="0.959cm" svg:height="0.963cm" svg:x="19.5cm" svg:y="15.6cm">
          <draw:text-box>
            <text:p>C</text:p>
          </draw:text-box>
        </draw:frame>
        <draw:frame draw:style-name="gr2" draw:layer="layout" svg:width="0.959cm" svg:height="0.963cm" svg:x="11.6cm" svg:y="12.207cm">
          <draw:text-box>
            <text:p>D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2M18S</meta:editing-duration>
    <meta:editing-cycles>7</meta:editing-cycles>
    <meta:generator>OpenOffice/4.1.11$Win32 OpenOffice.org_project/4111m1$Build-9808</meta:generator>
    <dc:date>2025-08-27T22:06:53.58</dc:date>
    <meta:document-statistic meta:object-count="32"/>
  </office:meta>
</office:document-meta>
</file>